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820b3c" officeooo:paragraph-rsid="0086f0c1"/>
    </style:style>
    <style:style style:name="P2" style:family="paragraph" style:parent-style-name="Standard">
      <style:text-properties style:font-name="Arial" officeooo:rsid="00820b3c" officeooo:paragraph-rsid="00901d98"/>
    </style:style>
    <style:style style:name="P3" style:family="paragraph" style:parent-style-name="Standard">
      <style:text-properties style:font-name="Arial" officeooo:rsid="0087d963" officeooo:paragraph-rsid="008951a7"/>
    </style:style>
    <style:style style:name="P4" style:family="paragraph" style:parent-style-name="Standard">
      <style:text-properties style:font-name="Arial" officeooo:rsid="0087d963" officeooo:paragraph-rsid="008b3557"/>
    </style:style>
    <style:style style:name="T1" style:family="text">
      <style:text-properties fo:font-size="14pt" style:text-underline-style="none" style:font-size-asian="14pt" style:font-size-complex="14pt"/>
    </style:style>
    <style:style style:name="T2" style:family="text">
      <style:text-properties fo:font-size="14pt" style:text-underline-style="none" officeooo:rsid="008398ec" style:font-size-asian="14pt" style:font-size-complex="14pt"/>
    </style:style>
    <style:style style:name="T3" style:family="text">
      <style:text-properties fo:font-size="14pt" style:text-underline-style="none" officeooo:rsid="0084f293" style:font-size-asian="14pt" style:font-size-complex="14pt"/>
    </style:style>
    <style:style style:name="T4" style:family="text">
      <style:text-properties fo:font-size="14pt" style:text-underline-style="none" officeooo:rsid="00859f09" style:font-size-asian="14pt" style:font-size-complex="14pt"/>
    </style:style>
    <style:style style:name="T5" style:family="text">
      <style:text-properties fo:font-size="14pt" style:text-underline-style="none" officeooo:rsid="0085dfb6" style:font-size-asian="14pt" style:font-size-complex="14pt"/>
    </style:style>
    <style:style style:name="T6" style:family="text">
      <style:text-properties fo:font-size="14pt" style:text-underline-style="none" officeooo:rsid="0086f0c1" style:font-size-asian="14pt" style:font-size-complex="14pt"/>
    </style:style>
    <style:style style:name="T7" style:family="text">
      <style:text-properties fo:font-size="14pt" style:text-underline-style="none" officeooo:rsid="0087d963" style:font-size-asian="14pt" style:font-size-complex="14pt"/>
    </style:style>
    <style:style style:name="T8" style:family="text">
      <style:text-properties fo:font-size="14pt" style:text-underline-style="none" officeooo:rsid="0088a424" style:font-size-asian="14pt" style:font-size-complex="14pt"/>
    </style:style>
    <style:style style:name="T9" style:family="text">
      <style:text-properties fo:font-size="14pt" style:text-underline-style="none" officeooo:rsid="0088fc09" style:font-size-asian="14pt" style:font-size-complex="14pt"/>
    </style:style>
    <style:style style:name="T10" style:family="text">
      <style:text-properties fo:font-size="14pt" style:text-underline-style="none" officeooo:rsid="008951a7" style:font-size-asian="14pt" style:font-size-complex="14pt"/>
    </style:style>
    <style:style style:name="T11" style:family="text">
      <style:text-properties fo:font-size="14pt" style:text-underline-style="none" officeooo:rsid="008b3557" style:font-size-asian="14pt" style:font-size-complex="14pt"/>
    </style:style>
    <style:style style:name="T12" style:family="text">
      <style:text-properties fo:font-size="14pt" style:text-underline-style="none" officeooo:rsid="00901c85" style:font-size-asian="14pt" style:font-size-complex="14pt"/>
    </style:style>
    <style:style style:name="T13" style:family="text">
      <style:text-properties fo:font-size="14pt" style:text-underline-style="none" officeooo:rsid="00901d98" style:font-size-asian="14pt" style:font-size-complex="14pt"/>
    </style:style>
    <style:style style:name="T14" style:family="text">
      <style:text-properties fo:font-size="14pt" style:text-underline-style="none" officeooo:rsid="0090a97b" style:font-size-asian="14pt" style:font-size-complex="14pt"/>
    </style:style>
    <style:style style:name="T15" style:family="text">
      <style:text-properties fo:font-size="14pt" style:text-underline-style="none" officeooo:rsid="0092a4a2" style:font-size-asian="14pt" style:font-size-complex="14pt"/>
    </style:style>
    <style:style style:name="T16" style:family="text">
      <style:text-properties fo:font-size="14pt" style:text-underline-style="none" officeooo:rsid="0093502a" style:font-size-asian="14pt" style:font-size-complex="14pt"/>
    </style:style>
    <style:style style:name="T17" style:family="text">
      <style:text-properties fo:font-size="14pt" style:text-underline-style="none" officeooo:rsid="0094c0c3"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elche Möglichkeiten existieren um eine friedliche und gerechte Zukunft für Alle zu erschaffen? Was können wir heute tun um dieses Ziel zu erreichen? Auf diese Fragen gibt es</text:span><text:span text:style-name="T12"> mit Sicherheit</text:span><text:span text:style-name="T1"> unzählige gute Antworten</text:span><text:span text:style-name="T12">.</text:span><text:span text:style-name="T1"> </text:span><text:span text:style-name="T2">Obwohl das Internet den Zugang zu</text:span><text:span text:style-name="T7"> diesen</text:span><text:span text:style-name="T2"> Informationen </text:span><text:span text:style-name="T13">ermöglicht</text:span><text:span text:style-name="T2">, erschwert die Datenflut</text:span><text:span text:style-name="T7"> meistens</text:span><text:span text:style-name="T2"> das </text:span><text:span text:style-name="T3">A</text:span><text:span text:style-name="T2">uffinden des Passenden.</text:span><text:span text:style-name="T3"> Meine Erfahrung</text:span><text:span text:style-name="T13"> ist</text:span><text:span text:style-name="T3"> diesbezüglich,</text:span><text:span text:style-name="T2"> </text:span><text:span text:style-name="T3">dass ich v</text:span><text:span text:style-name="T2">iele gute Tipps</text:span><text:span text:style-name="T3"> von meinen Freunden oder Bekannten erhalte. Wäre es</text:span><text:span text:style-name="T15"> da</text:span><text:span text:style-name="T3"> nicht toll es gäbe ein soziales Netzwerk, </text:span><text:span text:style-name="T15">welches</text:span><text:span text:style-name="T3"> </text:span><text:span text:style-name="T4">genau </text:span><text:span text:style-name="T15">diesen </text:span><text:span text:style-name="T14">gegenseitigen</text:span><text:span text:style-name="T4"> </text:span><text:span text:style-name="T14">Wissensaustausch</text:span><text:span text:style-name="T15"> unterstützen würde</text:span><text:span text:style-name="T3">? Leider sind die bestehenden Plattformen für diesen Zweck meiner Meinung nach nicht geeignet. Bei diesen geht es hauptsächlich </text:span><text:span text:style-name="T4">darum mitzuteilen </text:span><text:span text:style-name="T5">welcher Aktivität man gerade nachgeht</text:span><text:span text:style-name="T4">, oder </text:span><text:span text:style-name="T13">wie man</text:span><text:span text:style-name="T4"> sich die Zeit vertreiben</text:span><text:span text:style-name="T13"> kann</text:span><text:span text:style-name="T4">. Dabei könnte man mit einem soziales Netzwerk so viel mehr </text:span><text:span text:style-name="T5">anstellen</text:span><text:span text:style-name="T4">! </text:span><text:span text:style-name="T5">Stell dir vor du möchtest wissen welche </text:span><text:span text:style-name="T15">Projekte</text:span><text:span text:style-name="T8">,</text:span><text:span text:style-name="T5"> die eine positive Entwicklung der Gesellschaft fördern, sich in deiner Umgebung befinden. Nachdem du erstaunt festgestellt hast das es so viele sind, fragst du dich: "</text:span><text:span text:style-name="T6">Wo soll ich mich engagieren?". Hilfreich bei dieser Entscheidungsfindung könnte</text:span><text:span text:style-name="T13">n auch hier die Empfehlungen</text:span><text:span text:style-name="T6"> deine</text:span><text:span text:style-name="T13">r</text:span><text:span text:style-name="T6"> Freunde</text:span><text:span text:style-name="T13"> sein.</text:span><text:span text:style-name="T6"> Dieses Prinzip lässt sich auf vieles übertragen. Welches Video lohnt es sich anzuschauen um deine Horizont zu erweitern? Welcher Kurs könnte dich in deiner persönlichen Entwicklung unterstützen? Was tun deine Freunde um den Abfall in ihrem Haushalt zu reduzieren?</text:span><text:span text:style-name="T14"> Mit Elyoos soll der Austausch von solch hilfreichen Informationen um einiges einfacher und schneller werden.</text:span><text:span text:style-name="T16"> Natürlich gibt es noch viel mehr Möglichkeiten, was alles mit einem solchen Netzwerk erreicht werden kann. Deine Ideen dazu sind </text:span><text:span text:style-name="T17">herzlich</text:span><text:span text:style-name="T16"> willkommen. Aus diesem Grund kannst du auf Elyoos dein Feedback erfassen und dich so</text:span><text:span text:style-name="T17"> aktiv</text:span><text:span text:style-name="T16"> an der </text:span><text:span text:style-name="T17">Weitere</text:span><text:span text:style-name="T16">ntwicklung beteiligen.</text:span></text:p>
      <text:p text:style-name="P1"><text:span text:style-name="T7"/></text:p>
      <text:p text:style-name="P3"><text:span text:style-name="T1">Mein Ziel ist es eine Plattform zu </text:span><text:span text:style-name="T16">programmieren</text:span><text:span text:style-name="T1">, welche sich aus technischer und Benutzersicht nicht vo</text:span><text:span text:style-name="T16">r</text:span><text:span text:style-name="T1"> den grossen sozialen Netzwerken verstecken muss. Dabei </text:span><text:span text:style-name="T8">steht zusätzlich im Vordergrund die </text:span><text:span text:style-name="T17">Benutzeroberfläche</text:span><text:span text:style-name="T8"> so simpel wie möglich zu halten. Elyoos soll einfach zu bedienen sein, damit du dich auf das wesentliche konzentrieren kannst. </text:span><text:span text:style-name="T9">Ein weiterer wichtiger Punkt ist, dass dieses Projekt nur mit Spenden finanziert wird. Beiträge</text:span><text:span text:style-name="T11"> sollen </text:span><text:span text:style-name="T9">dir angezeigt</text:span><text:span text:style-name="T11"> werden</text:span><text:span text:style-name="T9"> weil es wahrscheinlich das Passendste für dich ist und nicht weil jemand viel dafür bezahlte.</text:span><text:span text:style-name="T10"> </text:span></text:p>
      <text:p text:style-name="P3"><text:span text:style-name="T10"/></text:p>
      <text:p text:style-name="P4"><text:span text:style-name="T10">Mit der aktuellen Version von Elyoos ist ein erster Grundstein gelegt, auf dem sich aufbauen lässt. Es braucht</text:span><text:span text:style-name="T11"> aber</text:span><text:span text:style-name="T10"> noch viel Entwicklungsarbeit, damit aus der Vision eines weltumspannenden Netzwerkes für den sozialen Wandel Realität wird. Ich bin jedoch überzeugt, dass dies mit deiner Hilfe gelingen wird!</text:span><text:span text:style-name="T11"> Nutzen wir endlich die Vorteile des Internets, damit wir erfolgreich eine Zukunft gestalten in der Gewalt, Ungerechtigkeit und dergleichen definitiv der Vergangenheit angehö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07:22:13.019000000</meta:creation-date>
    <dc:date>2017-04-19T14:29:07.084000000</dc:date>
    <meta:editing-duration>PT14H53M23S</meta:editing-duration>
    <meta:editing-cycles>57</meta:editing-cycles>
    <meta:generator>LibreOffice/5.2.5.1$Windows_x86 LibreOffice_project/0312e1a284a7d50ca85a365c316c7abbf20a4d22</meta:generator>
    <meta:document-statistic meta:table-count="0" meta:image-count="0" meta:object-count="0" meta:page-count="1" meta:paragraph-count="3" meta:word-count="421" meta:character-count="2901" meta:non-whitespace-character-count="2482"/>
  </office:meta>
</office:document-meta>
</file>